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59mm" svg:y="109.12mm">
            <draw:object draw:notify-on-update-of-ranges="Sheet1.A25:Sheet1.A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office:value-type="string" calcext:value-type="string">
            <text:p>Raw: 18726 <text:s text:c="3"/>sampled: 1885.858 <text:s text:c="2"/>given: 16000 <text:s text:c="2"/>gain: 8.4842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8726 <text:s text:c="3"/>sampled: 1885.858 <text:s text:c="2"/>given: 16000 <text:s text:c="2"/>gain: 8.4842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57 <text:s text:c="3"/>sampled: 1768.13 <text:s text:c="2"/>given: 15000 <text:s text:c="2"/>gain: 8.4835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57 <text:s text:c="3"/>sampled: 1768.13 <text:s text:c="2"/>given: 15000 <text:s text:c="2"/>gain: 8.4835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386 <text:s text:c="3"/>sampled: 1650.201 <text:s text:c="2"/>given: 14000 <text:s text:c="2"/>gain: 8.4838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386 <text:s text:c="3"/>sampled: 1650.201 <text:s text:c="2"/>given: 14000 <text:s text:c="2"/>gain: 8.4838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216 <text:s text:c="3"/>sampled: 1532.373 <text:s text:c="2"/>given: 13000 <text:s text:c="2"/>gain: 8.483574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Raw: 15216 <text:s text:c="3"/>sampled: 1532.373 <text:s text:c="2"/>given: 13000 <text:s text:c="2"/>gain: 8.483574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9" office:value-type="string" calcext:value-type="string">
            <text:p>Raw: 14045 <text:s text:c="3"/>sampled: 1414.444 <text:s text:c="2"/>given: 12000 <text:s text:c="2"/>gain: 8.483899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4045 <text:s text:c="3"/>sampled: 1414.444 <text:s text:c="2"/>given: 12000 <text:s text:c="2"/>gain: 8.483899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Raw: 12876 <text:s text:c="3"/>sampled: 1296.716 <text:s text:c="2"/>given: 11000 <text:s text:c="2"/>gain: 8.482965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2875 <text:s text:c="3"/>sampled: 1296.616 <text:s text:c="2"/>given: 11000 <text:s text:c="2"/>gain: 8.483624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1705 <text:s text:c="3"/>sampled: 1178.787 <text:s text:c="2"/>given: 10000 <text:s text:c="2"/>gain: 8.483295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1705 <text:s text:c="3"/>sampled: 1178.787 <text:s text:c="2"/>given: 10000 <text:s text:c="2"/>gain: 8.483295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0535 <text:s text:c="3"/>sampled: 1060.959 <text:s text:c="2"/>given: 9000 <text:s text:c="2"/>gain: 8.48289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0535 <text:s text:c="3"/>sampled: 1060.959 <text:s text:c="2"/>given: 9000 <text:s text:c="2"/>gain: 8.48289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9364 <text:s text:c="3"/>sampled: 943.0298 <text:s text:c="2"/>given: 8000 <text:s text:c="2"/>gain: 8.483295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9364 <text:s text:c="3"/>sampled: 943.0298 <text:s text:c="2"/>given: 8000 <text:s text:c="2"/>gain: 8.483295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8194 <text:s text:c="3"/>sampled: 825.2014 <text:s text:c="2"/>given: 7000 <text:s text:c="2"/>gain: 8.482778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8194 <text:s text:c="3"/>sampled: 825.2014 <text:s text:c="2"/>given: 7000 <text:s text:c="2"/>gain: 8.482778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7024 <text:s text:c="3"/>sampled: 707.373 <text:s text:c="2"/>given: 6000 <text:s text:c="2"/>gain: 8.482087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7023 <text:s text:c="3"/>sampled: 707.2723 <text:s text:c="2"/>given: 6000 <text:s text:c="2"/>gain: 8.483295</text:p>
          </table:table-cell>
          <table:table-cell table:number-columns-repeated="1023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style-name="ce9" office:value-type="float" office:value="8.484201" calcext:value-type="float">
            <text:p>8.484201</text:p>
          </table:table-cell>
          <table:table-cell table:number-columns-repeated="1023"/>
        </table:table-row>
        <table:table-row table:style-name="ro1">
          <table:table-cell table:style-name="ce9" office:value-type="float" office:value="8.484201" calcext:value-type="float">
            <text:p>8.484201</text:p>
          </table:table-cell>
          <table:table-cell table:number-columns-repeated="1023"/>
        </table:table-row>
        <table:table-row table:style-name="ro1">
          <table:table-cell table:style-name="ce9" office:value-type="float" office:value="8.483537" calcext:value-type="float">
            <text:p>8.483537</text:p>
          </table:table-cell>
          <table:table-cell table:number-columns-repeated="1023"/>
        </table:table-row>
        <table:table-row table:style-name="ro1">
          <table:table-cell table:style-name="ce9" office:value-type="float" office:value="8.483537" calcext:value-type="float">
            <text:p>8.483537</text:p>
          </table:table-cell>
          <table:table-cell table:number-columns-repeated="1023"/>
        </table:table-row>
        <table:table-row table:style-name="ro1">
          <table:table-cell table:style-name="ce9" office:value-type="float" office:value="8.483813" calcext:value-type="float">
            <text:p>8.483813</text:p>
          </table:table-cell>
          <table:table-cell table:number-columns-repeated="1023"/>
        </table:table-row>
        <table:table-row table:style-name="ro1">
          <table:table-cell table:style-name="ce9" office:value-type="float" office:value="8.483813" calcext:value-type="float">
            <text:p>8.483813</text:p>
          </table:table-cell>
          <table:table-cell table:number-columns-repeated="1023"/>
        </table:table-row>
        <table:table-row table:style-name="ro1">
          <table:table-cell table:style-name="ce9" office:value-type="float" office:value="8.483574" calcext:value-type="float">
            <text:p>8.483574</text:p>
          </table:table-cell>
          <table:table-cell table:number-columns-repeated="1023"/>
        </table:table-row>
        <table:table-row table:style-name="ro1">
          <table:table-cell table:style-name="ce9" office:value-type="float" office:value="8.483574" calcext:value-type="float">
            <text:p>8.483574</text:p>
          </table:table-cell>
          <table:table-cell table:number-columns-repeated="1023"/>
        </table:table-row>
        <table:table-row table:style-name="ro1">
          <table:table-cell table:style-name="ce10" office:value-type="float" office:value="8.483899" calcext:value-type="float">
            <text:p>8.483899</text:p>
          </table:table-cell>
          <table:table-cell table:number-columns-repeated="1023"/>
        </table:table-row>
        <table:table-row table:style-name="ro1">
          <table:table-cell table:style-name="ce10" office:value-type="float" office:value="8.483899" calcext:value-type="float">
            <text:p>8.483899</text:p>
          </table:table-cell>
          <table:table-cell table:number-columns-repeated="1023"/>
        </table:table-row>
        <table:table-row table:style-name="ro1">
          <table:table-cell table:style-name="ce10" office:value-type="float" office:value="8.482965" calcext:value-type="float">
            <text:p>8.482965</text:p>
          </table:table-cell>
          <table:table-cell table:number-columns-repeated="1023"/>
        </table:table-row>
        <table:table-row table:style-name="ro1">
          <table:table-cell table:style-name="ce10" office:value-type="float" office:value="8.483624" calcext:value-type="float">
            <text:p>8.483624</text:p>
          </table:table-cell>
          <table:table-cell table:number-columns-repeated="1023"/>
        </table:table-row>
        <table:table-row table:style-name="ro1">
          <table:table-cell table:style-name="ce10" office:value-type="float" office:value="8.483295" calcext:value-type="float">
            <text:p>8.483295</text:p>
          </table:table-cell>
          <table:table-cell table:number-columns-repeated="1023"/>
        </table:table-row>
        <table:table-row table:style-name="ro1">
          <table:table-cell table:style-name="ce10" office:value-type="float" office:value="8.483295" calcext:value-type="float">
            <text:p>8.483295</text:p>
          </table:table-cell>
          <table:table-cell table:number-columns-repeated="1023"/>
        </table:table-row>
        <table:table-row table:style-name="ro1">
          <table:table-cell table:style-name="ce10" office:value-type="float" office:value="8.482893" calcext:value-type="float">
            <text:p>8.482893</text:p>
          </table:table-cell>
          <table:table-cell table:number-columns-repeated="1023"/>
        </table:table-row>
        <table:table-row table:style-name="ro1">
          <table:table-cell table:style-name="ce10" office:value-type="float" office:value="8.482893" calcext:value-type="float">
            <text:p>8.482893</text:p>
          </table:table-cell>
          <table:table-cell table:number-columns-repeated="1023"/>
        </table:table-row>
        <table:table-row table:style-name="ro1">
          <table:table-cell table:style-name="ce10" office:value-type="float" office:value="8.483295" calcext:value-type="float">
            <text:p>8.483295</text:p>
          </table:table-cell>
          <table:table-cell table:number-columns-repeated="1023"/>
        </table:table-row>
        <table:table-row table:style-name="ro1">
          <table:table-cell table:style-name="ce10" office:value-type="float" office:value="8.483295" calcext:value-type="float">
            <text:p>8.483295</text:p>
          </table:table-cell>
          <table:table-cell table:number-columns-repeated="1023"/>
        </table:table-row>
        <table:table-row table:style-name="ro1">
          <table:table-cell table:style-name="ce10" office:value-type="float" office:value="8.482778" calcext:value-type="float">
            <text:p>8.482778</text:p>
          </table:table-cell>
          <table:table-cell table:number-columns-repeated="1023"/>
        </table:table-row>
        <table:table-row table:style-name="ro1">
          <table:table-cell table:style-name="ce10" office:value-type="float" office:value="8.482778" calcext:value-type="float">
            <text:p>8.482778</text:p>
          </table:table-cell>
          <table:table-cell table:number-columns-repeated="1023"/>
        </table:table-row>
        <table:table-row table:style-name="ro1">
          <table:table-cell table:style-name="ce10" office:value-type="float" office:value="8.482087" calcext:value-type="float">
            <text:p>8.482087</text:p>
          </table:table-cell>
          <table:table-cell table:number-columns-repeated="1023"/>
        </table:table-row>
        <table:table-row table:style-name="ro1">
          <table:table-cell table:style-name="ce10" office:value-type="float" office:value="8.483295" calcext:value-type="float">
            <text:p>8.483295</text:p>
          </table:table-cell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style-name="ce11" table:number-columns-repeated="4"/>
          <table:table-cell/>
          <table:table-cell table:style-name="ce11"/>
          <table:table-cell table:number-columns-repeated="1017"/>
        </table:table-row>
        <table:table-row table:style-name="ro1">
          <table:table-cell table:style-name="ce10" office:value-type="float" office:value="8.4833" calcext:value-type="float">
            <text:p>8.4833</text:p>
          </table:table-cell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5"/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2">
          <table:table-cell table:style-name="ce5" office:value-type="string" calcext:value-type="string">
            <text:p>35A</text:p>
          </table:table-cell>
          <table:table-cell table:style-name="ce11" office:value-type="string" calcext:value-type="string">
            <text:p>35A Average</text:p>
          </table:table-cell>
          <table:table-cell table:style-name="ce11" office:value-type="string" calcext:value-type="string">
            <text:p>average V on Res</text:p>
          </table:table-cell>
          <table:table-cell table:style-name="ce11" office:value-type="string" calcext:value-type="string">
            <text:p>calculated current 35A</text:p>
          </table:table-cell>
          <table:table-cell table:style-name="ce11" office:value-type="string" calcext:value-type="string">
            <text:p>Gain 35A</text:p>
          </table:table-cell>
          <table:table-cell table:style-name="ce11" office:value-type="string" calcext:value-type="string">
            <text:p>V on 1m</text:p>
          </table:table-cell>
          <table:table-cell table:number-columns-repeated="1018"/>
        </table:table-row>
        <table:table-row table:style-name="ro1">
          <table:table-cell table:style-name="ce12" office:value-type="float" office:value="1625.327" calcext:value-type="float">
            <text:p>1625.327</text:p>
          </table:table-cell>
          <table:table-cell table:formula="of:=AVERAGE([.A54:.A178])" office:value-type="float" office:value="1625.638336" calcext:value-type="float">
            <text:p>1625.638336</text:p>
          </table:table-cell>
          <table:table-cell table:formula="of:=AVERAGE([.F54:.F59])" office:value-type="float" office:value="17.47275" calcext:value-type="float">
            <text:p>17.47275</text:p>
          </table:table-cell>
          <table:table-cell table:formula="of:=2*[.C54]" office:value-type="float" office:value="34.9455" calcext:value-type="float">
            <text:p>34.9455</text:p>
          </table:table-cell>
          <table:table-cell table:formula="of:=[.D54]/[.B54]" office:value-type="float" office:value="0.0214964787838271" calcext:value-type="float">
            <text:p>0.021496478783827</text:p>
          </table:table-cell>
          <table:table-cell office:value-type="float" office:value="17.4745" calcext:value-type="float">
            <text:p>17.4745</text:p>
          </table:table-cell>
          <table:table-cell table:number-columns-repeated="1018"/>
        </table:table-row>
        <table:table-row table:style-name="ro1">
          <table:table-cell table:style-name="ce12" office:value-type="float" office:value="1625.125" calcext:value-type="float">
            <text:p>1625.125</text:p>
          </table:table-cell>
          <table:table-cell table:number-columns-repeated="4"/>
          <table:table-cell office:value-type="float" office:value="17.4728" calcext:value-type="float">
            <text:p>17.4728</text:p>
          </table:table-cell>
          <table:table-cell table:number-columns-repeated="1018"/>
        </table:table-row>
        <table:table-row table:style-name="ro1">
          <table:table-cell table:style-name="ce12" office:value-type="float" office:value="1627.945" calcext:value-type="float">
            <text:p>1627.945</text:p>
          </table:table-cell>
          <table:table-cell table:number-columns-repeated="4"/>
          <table:table-cell office:value-type="float" office:value="17.4724" calcext:value-type="float">
            <text:p>17.4724</text:p>
          </table:table-cell>
          <table:table-cell table:number-columns-repeated="1018"/>
        </table:table-row>
        <table:table-row table:style-name="ro1">
          <table:table-cell table:style-name="ce12" office:value-type="float" office:value="1626.938" calcext:value-type="float">
            <text:p>1626.938</text:p>
          </table:table-cell>
          <table:table-cell table:number-columns-repeated="4"/>
          <table:table-cell office:value-type="float" office:value="17.4725" calcext:value-type="float">
            <text:p>17.4725</text:p>
          </table:table-cell>
          <table:table-cell table:number-columns-repeated="1018"/>
        </table:table-row>
        <table:table-row table:style-name="ro1">
          <table:table-cell table:style-name="ce12" office:value-type="float" office:value="1625.83" calcext:value-type="float">
            <text:p>1625.83</text:p>
          </table:table-cell>
          <table:table-cell table:number-columns-repeated="4"/>
          <table:table-cell office:value-type="float" office:value="17.4723" calcext:value-type="float">
            <text:p>17.4723</text:p>
          </table:table-cell>
          <table:table-cell table:number-columns-repeated="1018"/>
        </table:table-row>
        <table:table-row table:style-name="ro1">
          <table:table-cell table:style-name="ce12" office:value-type="float" office:value="1626.434" calcext:value-type="float">
            <text:p>1626.434</text:p>
          </table:table-cell>
          <table:table-cell table:number-columns-repeated="4"/>
          <table:table-cell office:value-type="float" office:value="17.472" calcext:value-type="float">
            <text:p>17.472</text:p>
          </table:table-cell>
          <table:table-cell table:number-columns-repeated="1018"/>
        </table:table-row>
        <table:table-row table:style-name="ro1">
          <table:table-cell table:style-name="ce12" office:value-type="float" office:value="1624.722" calcext:value-type="float">
            <text:p>1624.722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2" office:value-type="float" office:value="1625.528" calcext:value-type="float">
            <text:p>1625.528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535" calcext:value-type="float">
            <text:p>1626.535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629" calcext:value-type="float">
            <text:p>1625.629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118" calcext:value-type="float">
            <text:p>1624.118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334" calcext:value-type="float">
            <text:p>1626.334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111" calcext:value-type="float">
            <text:p>1623.111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528" calcext:value-type="float">
            <text:p>1625.528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924" calcext:value-type="float">
            <text:p>1624.924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816" calcext:value-type="float">
            <text:p>1623.816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629" calcext:value-type="float">
            <text:p>1625.629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837" calcext:value-type="float">
            <text:p>1626.837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233" calcext:value-type="float">
            <text:p>1626.233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636" calcext:value-type="float">
            <text:p>1626.636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226" calcext:value-type="float">
            <text:p>1625.226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729" calcext:value-type="float">
            <text:p>1625.729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334" calcext:value-type="float">
            <text:p>1626.334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2" office:value-type="float" office:value="1625.83" calcext:value-type="float">
            <text:p>1625.83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629" calcext:value-type="float">
            <text:p>1625.629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823" calcext:value-type="float">
            <text:p>1624.823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031" calcext:value-type="float">
            <text:p>1626.031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024" calcext:value-type="float">
            <text:p>1625.024</text:p>
          </table:table-cell>
          <table:table-cell table:number-columns-repeated="1023"/>
        </table:table-row>
        <table:table-row table:style-name="ro1">
          <table:table-cell table:style-name="ce12" office:value-type="float" office:value="1627.441" calcext:value-type="float">
            <text:p>1627.441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434" calcext:value-type="float">
            <text:p>1626.434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226" calcext:value-type="float">
            <text:p>1625.226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837" calcext:value-type="float">
            <text:p>1626.837</text:p>
          </table:table-cell>
          <table:table-cell table:style-name="ce11" table:number-columns-repeated="4"/>
          <table:table-cell/>
          <table:table-cell table:style-name="ce11"/>
          <table:table-cell table:number-columns-repeated="1017"/>
        </table:table-row>
        <table:table-row table:style-name="ro1">
          <table:table-cell table:style-name="ce12" office:value-type="float" office:value="1624.219" calcext:value-type="float">
            <text:p>1624.219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334" calcext:value-type="float">
            <text:p>1626.334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837" calcext:value-type="float">
            <text:p>1626.837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636" calcext:value-type="float">
            <text:p>1626.636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528" calcext:value-type="float">
            <text:p>1625.528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83" calcext:value-type="float">
            <text:p>1625.83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924" calcext:value-type="float">
            <text:p>1624.924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629" calcext:value-type="float">
            <text:p>1625.629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031" calcext:value-type="float">
            <text:p>1626.031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7.24" calcext:value-type="float">
            <text:p>1627.24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434" calcext:value-type="float">
            <text:p>1626.434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729" calcext:value-type="float">
            <text:p>1625.729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233" calcext:value-type="float">
            <text:p>1626.233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334" calcext:value-type="float">
            <text:p>1626.334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729" calcext:value-type="float">
            <text:p>1625.729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528" calcext:value-type="float">
            <text:p>1625.528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226" calcext:value-type="float">
            <text:p>1625.226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118" calcext:value-type="float">
            <text:p>1624.118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521" calcext:value-type="float">
            <text:p>1624.521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226" calcext:value-type="float">
            <text:p>1625.226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2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528" calcext:value-type="float">
            <text:p>1625.528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535" calcext:value-type="float">
            <text:p>1626.535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226" calcext:value-type="float">
            <text:p>1625.226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528" calcext:value-type="float">
            <text:p>1625.528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521" calcext:value-type="float">
            <text:p>1624.521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823" calcext:value-type="float">
            <text:p>1624.823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823" calcext:value-type="float">
            <text:p>1624.823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219" calcext:value-type="float">
            <text:p>1624.219</text:p>
          </table:table-cell>
          <table:table-cell table:number-columns-repeated="1023"/>
        </table:table-row>
        <table:table-row table:style-name="ro1">
          <table:table-cell table:style-name="ce12" office:value-type="float" office:value="1627.139" calcext:value-type="float">
            <text:p>1627.139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83" calcext:value-type="float">
            <text:p>1625.83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837" calcext:value-type="float">
            <text:p>1626.837</text:p>
          </table:table-cell>
          <table:table-cell table:number-columns-repeated="1023"/>
        </table:table-row>
        <table:table-row table:style-name="ro1">
          <table:table-cell table:style-name="ce12" office:value-type="float" office:value="1627.542" calcext:value-type="float">
            <text:p>1627.542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629" calcext:value-type="float">
            <text:p>1625.629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535" calcext:value-type="float">
            <text:p>1626.535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83" calcext:value-type="float">
            <text:p>1625.83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823" calcext:value-type="float">
            <text:p>1624.823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521" calcext:value-type="float">
            <text:p>1624.521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924" calcext:value-type="float">
            <text:p>1624.924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729" calcext:value-type="float">
            <text:p>1625.729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031" calcext:value-type="float">
            <text:p>1626.031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434" calcext:value-type="float">
            <text:p>1626.434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118" calcext:value-type="float">
            <text:p>1624.118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535" calcext:value-type="float">
            <text:p>1626.535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031" calcext:value-type="float">
            <text:p>1626.031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83" calcext:value-type="float">
            <text:p>1625.83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233" calcext:value-type="float">
            <text:p>1626.233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629" calcext:value-type="float">
            <text:p>1625.629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924" calcext:value-type="float">
            <text:p>1624.924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729" calcext:value-type="float">
            <text:p>1625.729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816" calcext:value-type="float">
            <text:p>1623.816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917" calcext:value-type="float">
            <text:p>1623.917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7.744" calcext:value-type="float">
            <text:p>1627.744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816" calcext:value-type="float">
            <text:p>1623.816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132" calcext:value-type="float">
            <text:p>1626.132</text:p>
          </table:table-cell>
          <table:table-cell table:number-columns-repeated="1023"/>
        </table:table-row>
        <table:table-row table:style-name="ro1">
          <table:table-cell table:style-name="ce12" office:value-type="float" office:value="1627.441" calcext:value-type="float">
            <text:p>1627.441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031" calcext:value-type="float">
            <text:p>1626.031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226" calcext:value-type="float">
            <text:p>1625.226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7.341" calcext:value-type="float">
            <text:p>1627.341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636" calcext:value-type="float">
            <text:p>1626.636</text:p>
          </table:table-cell>
          <table:table-cell table:number-columns-repeated="1023"/>
        </table:table-row>
        <table:table-row table:style-name="ro1">
          <table:table-cell table:style-name="ce12" office:value-type="float" office:value="1627.139" calcext:value-type="float">
            <text:p>1627.139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931" calcext:value-type="float">
            <text:p>1625.931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226" calcext:value-type="float">
            <text:p>1625.226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024" calcext:value-type="float">
            <text:p>1625.024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622" calcext:value-type="float">
            <text:p>1624.622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729" calcext:value-type="float">
            <text:p>1625.729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031" calcext:value-type="float">
            <text:p>1626.031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132" calcext:value-type="float">
            <text:p>1626.132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917" calcext:value-type="float">
            <text:p>1623.917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629" calcext:value-type="float">
            <text:p>1625.629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837" calcext:value-type="float">
            <text:p>1626.837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83" calcext:value-type="float">
            <text:p>1625.83</text:p>
          </table:table-cell>
          <table:table-cell table:number-columns-repeated="1023"/>
        </table:table-row>
        <table:table-row table:style-name="ro1" table:number-rows-repeated="11">
          <table:table-cell table:style-name="ce12"/>
          <table:table-cell table:number-columns-repeated="1023"/>
        </table:table-row>
        <table:table-row table:style-name="ro1" table:number-rows-repeated="123">
          <table:table-cell table:style-name="ce10"/>
          <table:table-cell table:number-columns-repeated="1023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3:49:35.6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18T14:18:25.915000000</dc:date>
    <meta:editing-duration>PT7H17M42S</meta:editing-duration>
    <meta:editing-cycles>106</meta:editing-cycles>
    <meta:document-statistic meta:table-count="1" meta:cell-count="1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5:Sheet1.A46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5:Sheet1.A46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84201">
                <text:p>8.484201</text:p>
                <draw:g>
                  <svg:desc>Sheet1.A25:Sheet1.A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84201">
                <text:p>8.484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83537">
                <text:p>8.483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83537">
                <text:p>8.483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83813">
                <text:p>8.483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83813">
                <text:p>8.483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83574">
                <text:p>8.483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83574">
                <text:p>8.483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83899">
                <text:p>8.4838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83899">
                <text:p>8.483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82965">
                <text:p>8.482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83624">
                <text:p>8.483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83295">
                <text:p>8.483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83295">
                <text:p>8.483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82893">
                <text:p>8.482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482893">
                <text:p>8.4828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83295">
                <text:p>8.483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483295">
                <text:p>8.483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82778">
                <text:p>8.482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82778">
                <text:p>8.48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82087">
                <text:p>8.4820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83295">
                <text:p>8.483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